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0F010408CF0A561AC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2.8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tile-title">
      <style:graphic-properties draw:auto-grow-height="true" fo:min-height="2.629cm"/>
      <style:paragraph-properties style:writing-mode="lr-tb"/>
    </style:style>
    <style:style style:name="pr2" style:family="presentation" style:parent-style-name="Ttile-subtitle">
      <style:graphic-properties draw:fill-color="#ffffff" draw:auto-grow-height="true" fo:min-height="4.974cm"/>
      <style:paragraph-properties style:writing-mode="lr-tb"/>
    </style:style>
    <style:style style:name="pr3" style:family="presentation" style:parent-style-name="Tti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yMasterSlideAGU-title">
      <style:graphic-properties draw:auto-grow-height="true" fo:min-height="1.45cm"/>
      <style:paragraph-properties style:writing-mode="lr-tb"/>
    </style:style>
    <style:style style:name="pr5" style:family="presentation" style:parent-style-name="MyMasterSlideAGU-outline1">
      <style:graphic-properties fo:min-height="11.55cm"/>
      <style:paragraph-properties style:writing-mode="lr-tb"/>
    </style:style>
    <style:style style:name="pr6" style:family="presentation" style:parent-style-name="MyMasterSlideAGU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yMasterSlideAGU-notes">
      <style:graphic-properties draw:fill-color="#ffffff" fo:min-height="13.364cm"/>
      <style:paragraph-properties style:writing-mode="lr-tb"/>
    </style:style>
    <style:style style:name="pr8" style:family="presentation" style:parent-style-name="MyMasterSlideAGU-title">
      <style:graphic-properties fo:min-height="1.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top="0.5cm" fo:margin-bottom="0cm"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29400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tile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14.5cm" svg:height="4.974cm" svg:x="6.8cm" svg:y="6.188cm" presentation:class="subtitle" presentation:user-transformed="true">
          <draw:text-box>
            <text:p><text:span text:style-name="T1">A. Fischer, L. Berger, V. Heidrich-Meisner, D. Keilbach, M. Kruse, R. F. Wimmer-Schweingruber</text:span></text:p>
            <text:p><text:span text:style-name="T1"/></text:p>
            <text:p><text:span text:style-name="T1"/></text:p>
            <text:p><text:span text:style-name="T1">Extraterrestrial Physics, </text:span></text:p>
            <text:p><text:span text:style-name="T1">Institute for Experimental and Applied Physics,</text:span></text:p>
            <text:p><text:span text:style-name="T1"><text:s/></text:span><text:span text:style-name="T1">University of Kiel, Germany</text:span></text:p>
          </draw:text-box>
        </draw:frame>
        <draw:frame draw:style-name="gr1" draw:text-style-name="P4" draw:layer="layout" svg:width="23.68cm" svg:height="3.095cm" svg:x="2.22cm" svg:y="2.5cm">
          <draw:text-box>
            <text:p text:style-name="P3"><text:span text:style-name="T2">3D Velocity Distribution Functions of Pickup Ions with Ulysses/SWICS </text:span></text:p>
          </draw:text-box>
        </draw:frame>
        <draw:frame draw:style-name="gr2" draw:text-style-name="P6" draw:layer="layout" svg:width="17.7cm" svg:height="1.673cm" svg:x="5.2cm" svg:y="12.8cm">
          <draw:text-box>
            <text:p text:style-name="P3"><text:date style:data-style-name="D5" text:date-value="2021-11-26">26 Nov 2021</text:date></text:p>
            <text:p text:style-name="P5"><text:span text:style-name="T3">AGU Fall Meeting 20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MasterSlideAGU" presentation:presentation-page-layout-name="AL2T1">
        <draw:frame presentation:style-name="pr4" draw:text-style-name="P1" draw:layer="layout" svg:width="20.4cm" svg:height="1.45cm" svg:x="0.7cm" svg:y="0.4cm" presentation:class="title" presentation:placeholder="true" presentation:user-transformed="true">
          <draw:text-box/>
        </draw:frame>
        <draw:frame presentation:style-name="pr5" draw:text-style-name="P1" draw:layer="layout" svg:width="26.8cm" svg:height="11.8cm" svg:x="0.7cm" svg:y="2.5cm" presentation:class="outline" presentation:user-transformed="true">
          <draw:text-box>
            <text:list text:style-name="L2">
              <text:list-header>
                <text:p>PUI: Def., Entstehung, Gloeckler-Spektrum (“klassisches Spektrum”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MasterSlideAGU" presentation:presentation-page-layout-name="AL2T1">
        <draw:frame presentation:style-name="pr4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>
          <draw:text-box>
            <text:list text:style-name="L2">
              <text:list-header>
                <text:p text:style-name="P1">PUIs: wie entsteht dieses Spektrum?</text:p>
                <text:p text:style-name="P7">VDF: Torus,...</text:p>
              </text:list-header>
              <text:list-item>
                <text:p text:style-name="P1"/>
                <text:p text:style-name="P1"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MasterSlideAGU" presentation:presentation-page-layout-name="AL2T1">
        <draw:frame presentation:style-name="pr4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>
          <draw:text-box>
            <text:list text:style-name="L2">
              <text:list-item>
                <text:p text:style-name="P7">developement of the VDF: </text:p>
                <text:p text:style-name="P7">isotropization? </text:p>
              </text:list-item>
              <text:list-item>
                <text:p text:style-name="P7">Aber es gibt auch Hinweise auf anisotrope Featur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MasterSlideAGU" presentation:presentation-page-layout-name="AL2T1">
        <draw:frame presentation:style-name="pr8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>
          <draw:text-box>
            <text:list text:style-name="L2">
              <text:list-item>
                <text:p>Klassische Spektren helfen dabei nicht, denn 1D-reduced in SC-frame</text:p>
              </text:list-item>
              <text:list-item>
                <text:p>(evtl.: artificial data zeigen, wie es reduziert jeweils aussieht?)</text:p>
              </text:list-item>
              <text:list-item>
                <text:p>So we want to use Ulysses/SWICS to measure He+ PUIs in 3D and in SW fram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MasterSlideAGU" presentation:presentation-page-layout-name="AL2T1">
        <draw:frame presentation:style-name="pr8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>
          <draw:text-box>
            <text:list text:style-name="L2">
              <text:list-item>
                <text:p>Ulysses (orbit)</text:p>
              </text:list-item>
              <text:list-item>
                <text:p>SWICS (photo, ToF-mass-spectrometer erwähnen (evtl. kleines Bild): damit können wir einzelne Spezies, auch He+ filtern</text:p>
              </text:list-item>
              <text:list-item>
                <text:p>SWICS in detail: gives a directional information, not only absolute velocity</text:p>
              </text:list-item>
              <text:list-item>
                <text:p>Ulysses/SWICS spinni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MasterSlideAGU" presentation:presentation-page-layout-name="AL2T1">
        <draw:frame presentation:style-name="pr8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>
          <draw:text-box>
            <text:list text:style-name="L2">
              <text:list-item>
                <text:p text:style-name="P1">Our aim was to build a virtual detector: Rückschluss von einem gemessenen Teilchen auf 3D-velocity</text:p>
              </text:list-item>
              <text:list-item>
                <text:p text:style-name="P1">1. Geometrie von SWICS nachbauen -&gt; FoV; 2. drei Detektoren; 3. Spin -&gt; Sektoren: schon eine Schale; 4. fill scanned v-space through ESA steps: more Schalen; 5. aspect ang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MasterSlideAGU" presentation:presentation-page-layout-name="AL2T1">
        <draw:frame presentation:style-name="pr8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>
          <draw:text-box>
            <text:list text:style-name="L2">
              <text:list-item>
                <text:p text:style-name="P1">Fertig: Jedem gemessenen Teilchen kann jetzt ein Bereich im 3D-vspace zugeordnet werden</text:p>
                <text:p text:style-name="P1"/>
                <text:p text:style-name="P1">Loose Ends: w-Abdeckung; 3D-histograms schwer zu zeigen: go back to 2D by cutting through the distribut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MasterSlideAGU" presentation:presentation-page-layout-name="AL2T1">
        <draw:frame presentation:style-name="pr8" draw:text-style-name="P1" draw:layer="layout" svg:width="20.4cm" svg:height="1.45cm" svg:x="0.7cm" svg:y="0.4cm" presentation:class="title" presentation:placeholder="true">
          <draw:text-box/>
        </draw:frame>
        <draw:frame presentation:style-name="pr5" draw:text-style-name="P1" draw:layer="layout" svg:width="26.8cm" svg:height="11.8cm" svg:x="0.7cm" svg:y="2.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MasterSlideAGU" presentation:presentation-page-layout-name="AL2T1">
        <draw:frame presentation:style-name="pr8" draw:layer="layout" svg:width="20.4cm" svg:height="1.45cm" svg:x="0.7cm" svg:y="0.4cm" presentation:class="title" presentation:placeholder="true">
          <draw:text-box/>
        </draw:frame>
        <draw:frame presentation:style-name="pr5" draw:layer="layout" svg:width="26.8cm" svg:height="11.8cm" svg:x="0.7cm" svg:y="2.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294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MasterSlideAGU-background" style:family="presentation">
      <style:graphic-properties draw:stroke="none" draw:fill="none"/>
      <style:text-properties style:letter-kerning="true"/>
    </style:style>
    <style:style style:name="MyMasterSlideAG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SlideAG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SlideAGU-outline1" style:family="presentation">
      <style:graphic-properties draw:stroke="none" draw:fill="none" draw:auto-grow-height="false" draw:fit-to-size="false" style:shrink-to-fit="true">
        <text:list-style style:name="MyMasterSlideAG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SlideAGU-outline2" style:family="presentation" style:parent-style-name="MyMasterSlideAGU-outline1">
      <style:paragraph-properties fo:margin-top="0.4cm" fo:margin-bottom="0cm"/>
      <style:text-properties fo:font-size="28pt" style:font-size-asian="28pt" style:font-size-complex="28pt"/>
    </style:style>
    <style:style style:name="MyMasterSlideAGU-outline3" style:family="presentation" style:parent-style-name="MyMasterSlideAGU-outline2">
      <style:paragraph-properties fo:margin-top="0.3cm" fo:margin-bottom="0cm"/>
      <style:text-properties fo:font-size="24pt" style:font-size-asian="24pt" style:font-size-complex="24pt"/>
    </style:style>
    <style:style style:name="MyMasterSlideAGU-outline4" style:family="presentation" style:parent-style-name="MyMasterSlideAGU-outline3">
      <style:paragraph-properties fo:margin-top="0.2cm" fo:margin-bottom="0cm"/>
      <style:text-properties fo:font-size="20pt" style:font-size-asian="20pt" style:font-size-complex="20pt"/>
    </style:style>
    <style:style style:name="MyMasterSlideAGU-outline5" style:family="presentation" style:parent-style-name="MyMasterSlideAGU-outline4">
      <style:paragraph-properties fo:margin-top="0.1cm" fo:margin-bottom="0cm"/>
      <style:text-properties fo:font-size="20pt" style:font-size-asian="20pt" style:font-size-complex="20pt"/>
    </style:style>
    <style:style style:name="MyMasterSlideAGU-outline6" style:family="presentation" style:parent-style-name="MyMasterSlideAGU-outline5">
      <style:paragraph-properties fo:margin-top="0.1cm" fo:margin-bottom="0cm"/>
      <style:text-properties fo:font-size="20pt" style:font-size-asian="20pt" style:font-size-complex="20pt"/>
    </style:style>
    <style:style style:name="MyMasterSlideAGU-outline7" style:family="presentation" style:parent-style-name="MyMasterSlideAGU-outline6">
      <style:paragraph-properties fo:margin-top="0.1cm" fo:margin-bottom="0cm"/>
      <style:text-properties fo:font-size="20pt" style:font-size-asian="20pt" style:font-size-complex="20pt"/>
    </style:style>
    <style:style style:name="MyMasterSlideAGU-outline8" style:family="presentation" style:parent-style-name="MyMasterSlideAGU-outline7">
      <style:paragraph-properties fo:margin-top="0.1cm" fo:margin-bottom="0cm"/>
      <style:text-properties fo:font-size="20pt" style:font-size-asian="20pt" style:font-size-complex="20pt"/>
    </style:style>
    <style:style style:name="MyMasterSlideAGU-outline9" style:family="presentation" style:parent-style-name="MyMasterSlideAGU-outline8">
      <style:paragraph-properties fo:margin-top="0.1cm" fo:margin-bottom="0cm"/>
      <style:text-properties fo:font-size="20pt" style:font-size-asian="20pt" style:font-size-complex="20pt"/>
    </style:style>
    <style:style style:name="MyMasterSlideAGU-subtitle" style:family="presentation">
      <style:graphic-properties draw:stroke="none" draw:fill="none" draw:textarea-vertical-align="middle">
        <text:list-style style:name="MyMasterSlideAG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SlideAGU-title" style:family="presentation">
      <style:graphic-properties draw:stroke="none" draw:fill="solid" draw:fill-color="#f29400" draw:textarea-vertical-align="middle">
        <text:list-style style:name="MyMasterSlideAG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tile-background" style:family="presentation">
      <style:graphic-properties draw:stroke="none" draw:fill="none"/>
      <style:text-properties style:letter-kerning="true"/>
    </style:style>
    <style:style style:name="Tt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ti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tile-outline1" style:family="presentation">
      <style:graphic-properties draw:stroke="none" draw:fill="none" draw:auto-grow-height="false" draw:fit-to-size="false" style:shrink-to-fit="true">
        <text:list-style style:name="Tt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tile-outline2" style:family="presentation" style:parent-style-name="Ttile-outline1">
      <style:paragraph-properties fo:margin-top="0.4cm" fo:margin-bottom="0cm"/>
      <style:text-properties fo:font-size="28pt" style:font-size-asian="28pt" style:font-size-complex="28pt"/>
    </style:style>
    <style:style style:name="Ttile-outline3" style:family="presentation" style:parent-style-name="Ttile-outline2">
      <style:paragraph-properties fo:margin-top="0.3cm" fo:margin-bottom="0cm"/>
      <style:text-properties fo:font-size="24pt" style:font-size-asian="24pt" style:font-size-complex="24pt"/>
    </style:style>
    <style:style style:name="Ttile-outline4" style:family="presentation" style:parent-style-name="Ttile-outline3">
      <style:paragraph-properties fo:margin-top="0.2cm" fo:margin-bottom="0cm"/>
      <style:text-properties fo:font-size="20pt" style:font-size-asian="20pt" style:font-size-complex="20pt"/>
    </style:style>
    <style:style style:name="Ttile-outline5" style:family="presentation" style:parent-style-name="Ttile-outline4">
      <style:paragraph-properties fo:margin-top="0.1cm" fo:margin-bottom="0cm"/>
      <style:text-properties fo:font-size="20pt" style:font-size-asian="20pt" style:font-size-complex="20pt"/>
    </style:style>
    <style:style style:name="Ttile-outline6" style:family="presentation" style:parent-style-name="Ttile-outline5">
      <style:paragraph-properties fo:margin-top="0.1cm" fo:margin-bottom="0cm"/>
      <style:text-properties fo:font-size="20pt" style:font-size-asian="20pt" style:font-size-complex="20pt"/>
    </style:style>
    <style:style style:name="Ttile-outline7" style:family="presentation" style:parent-style-name="Ttile-outline6">
      <style:paragraph-properties fo:margin-top="0.1cm" fo:margin-bottom="0cm"/>
      <style:text-properties fo:font-size="20pt" style:font-size-asian="20pt" style:font-size-complex="20pt"/>
    </style:style>
    <style:style style:name="Ttile-outline8" style:family="presentation" style:parent-style-name="Ttile-outline7">
      <style:paragraph-properties fo:margin-top="0.1cm" fo:margin-bottom="0cm"/>
      <style:text-properties fo:font-size="20pt" style:font-size-asian="20pt" style:font-size-complex="20pt"/>
    </style:style>
    <style:style style:name="Ttile-outline9" style:family="presentation" style:parent-style-name="Ttile-outline8">
      <style:paragraph-properties fo:margin-top="0.1cm" fo:margin-bottom="0cm"/>
      <style:text-properties fo:font-size="20pt" style:font-size-asian="20pt" style:font-size-complex="20pt"/>
    </style:style>
    <style:style style:name="Ttile-subtitle" style:family="presentation">
      <style:graphic-properties draw:stroke="none" draw:fill="none" draw:textarea-vertical-align="middle">
        <text:list-style style:name="Tt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tile-title" style:family="presentation">
      <style:graphic-properties draw:stroke="none" draw:fill="none" draw:textarea-vertical-align="middle">
        <text:list-style style:name="Tt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f6e3c4" draw:auto-grow-height="true" draw:auto-grow-width="false" fo:max-height="0cm" fo:min-height="1.75cm"/>
    </style:style>
    <style:style style:name="Mpr1" style:family="presentation" style:parent-style-name="MyMasterSlideAGU-title">
      <style:graphic-properties draw:auto-grow-height="false" fo:min-height="2.63cm"/>
      <style:paragraph-properties style:writing-mode="lr-tb"/>
    </style:style>
    <style:style style:name="Mpr2" style:family="presentation" style:parent-style-name="MyMasterSlideAGU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yMasterSlideAG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yMasterSlideAG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ti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ti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star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f6e3c4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2pt" fo:font-weight="bold" style:font-size-asian="12pt" style:font-weight-asian="bold" style:font-size-complex="12pt" style:font-weight-complex="bold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MT7" style:family="text">
      <style:text-properties style:font-name="Liberation Serif" fo:font-size="12pt" style:font-name-asian="OpenSymbol1" style:font-size-asian="12pt" style:font-name-complex="OpenSymbol1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yMasterSlideAGU" style:page-layout-name="PM1" draw:style-name="Mdp1">
      <draw:frame presentation:style-name="Mpr1" draw:text-style-name="MP5" draw:layer="backgroundobjects" svg:width="20.4cm" svg:height="1.45cm" svg:x="0.7cm" svg:y="0.4cm" presentation:class="title">
        <draw:text-box>
          <text:p>Click to edit the title text format</text:p>
        </draw:text-box>
      </draw:frame>
      <draw:frame presentation:style-name="MyMasterSlideAGU-outline1" draw:layer="backgroundobjects" svg:width="26.8cm" svg:height="11.8cm" svg:x="0.7cm" svg:y="2.5cm" presentation:class="outline" presentation:placeholder="true">
        <draw:text-box/>
      </draw:frame>
      <draw:frame presentation:style-name="Mpr2" draw:text-style-name="MP7" draw:layer="backgroundobjects" svg:width="8.875cm" svg:height="0.633cm" svg:x="9.576cm" svg:y="14.8cm" presentation:class="footer">
        <draw:text-box>
          <text:p text:style-name="MP6"><text:span text:style-name="MT2">AGU Fall Meeting 2021</text:span></text:p>
        </draw:text-box>
      </draw:frame>
      <draw:frame presentation:style-name="Mpr2" draw:text-style-name="MP4" draw:layer="backgroundobjects" svg:width="2.4cm" svg:height="0.633cm" svg:x="24.6cm" svg:y="14.8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2" draw:text-style-name="MP9" draw:layer="backgroundobjects" svg:width="8.875cm" svg:height="0.633cm" svg:x="0.701cm" svg:y="14.801cm">
        <draw:text-box>
          <text:p text:style-name="MP8"><text:span text:style-name="MT4">Anne Fischer</text:span><text:span text:style-name="MT5"> <text:s text:c="4"/></text:span><text:span text:style-name="MT6"></text:span><text:span text:style-name="MT7"> afischer@physik.uni-kiel.de</text:span></text:p>
        </draw:text-box>
      </draw:frame>
      <draw:frame draw:style-name="Mgr3" draw:text-style-name="MP10" draw:layer="backgroundobjects" svg:width="6.1cm" svg:height="2.02cm" svg:x="21.8cm" svg:y="0.14cm">
        <draw:image xlink:href="Pictures/10000201000002D0000000F010408CF0A561ACA0.png" xlink:type="simple" xlink:show="embed" xlink:actuate="onLoad" draw:mime-type="image/png">
          <text:p/>
        </draw:image>
      </draw:frame>
      <presentation:notes style:page-layout-name="PM0">
        <draw:page-thumbnail presentation:style-name="MyMasterSlideAGU-title" draw:layer="backgroundobjects" svg:width="19.798cm" svg:height="11.136cm" svg:x="0.6cm" svg:y="2.257cm" presentation:class="page"/>
        <draw:frame presentation:style-name="MyMasterSlideAGU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tile" style:page-layout-name="PM1" draw:style-name="Mdp1">
      <draw:frame presentation:style-name="Ttile-title" draw:layer="backgroundobjects" svg:width="25.199cm" svg:height="2.629cm" svg:x="1.4cm" svg:y="0.628cm" presentation:class="title" presentation:placeholder="true">
        <draw:text-box/>
      </draw:frame>
      <draw:frame presentation:style-name="Ttile-outline1" draw:layer="backgroundobjects" svg:width="25.199cm" svg:height="7.815cm" svg:x="1.4cm" svg:y="3.685cm" presentation:class="outline" presentation:placeholder="true">
        <draw:text-box/>
      </draw:frame>
      <draw:frame draw:style-name="Mgr3" draw:text-style-name="MP10" draw:layer="backgroundobjects" svg:width="6.1cm" svg:height="2.02cm" svg:x="21.8cm" svg:y="0.14cm">
        <draw:image xlink:href="Pictures/10000201000002D0000000F010408CF0A561ACA0.png" xlink:type="simple" xlink:show="embed" xlink:actuate="onLoad" draw:mime-type="image/png">
          <text:p/>
        </draw:image>
      </draw:frame>
      <draw:frame draw:style-name="Mgr4" draw:text-style-name="MP11" draw:layer="backgroundobjects" svg:width="28cm" svg:height="2cm" svg:x="0cm" svg:y="12.6cm">
        <draw:text-box>
          <text:p/>
        </draw:text-box>
      </draw:frame>
      <presentation:notes style:page-layout-name="PM0">
        <draw:page-thumbnail presentation:style-name="Ttile-title" draw:layer="backgroundobjects" svg:width="19.798cm" svg:height="11.136cm" svg:x="0.6cm" svg:y="2.257cm" presentation:class="page"/>
        <draw:frame presentation:style-name="Tti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5T18:34:40.076985653</meta:creation-date>
    <dc:date>2021-11-26T17:09:49.271358242</dc:date>
    <meta:editing-duration>PT30M40S</meta:editing-duration>
    <meta:editing-cycles>6</meta:editing-cycles>
    <meta:generator>LibreOffice/7.0.4.2$Linux_X86_64 LibreOffice_project/00$Build-2</meta:generator>
    <meta:document-statistic meta:object-count="74"/>
  </office:meta>
</office:document-meta>
</file>